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1-title-标题幻灯片" presentation:presentation-page-layout-name="Master1-PPL1" draw:id="Slide-256">
        <draw:g draw:name="组合 3" draw:id="id63">
          <svg:title/>
          <svg:desc/>
          <draw:custom-shape svg:x="1.76712in" svg:y="1.41096in" svg:width="5.19178in" svg:height="2.9726in" draw:id="id64" draw:style-name="a359" draw:name="单圆角矩形 3">
            <svg:title/>
            <svg:desc/>
            <text:p text:style-name="a358" text:class-names="" text:cond-style-name=""><text:span text:style-name="a3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1666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3 / 100000"/>
              <draw:equation draw:name="f25" draw:formula="?f18 - ?f24"/>
              <draw:equation draw:name="f26" draw:formula="?f24 * 29289"/>
              <draw:equation draw:name="f27" draw:formula="?f24 * ?f17"/>
              <draw:equation draw:name="f28" draw:formula="?f26 / 100000"/>
              <draw:equation draw:name="f29" draw:formula="?f18 - ?f28"/>
              <draw:equation draw:name="f30" draw:formula="21550000 - ?f2"/>
              <draw:equation draw:name="f31" draw:formula="if(?f30, ?f2, 21550000)"/>
              <draw:equation draw:name="f32" draw:formula="-21550000 - ?f31"/>
              <draw:equation draw:name="f33" draw:formula="if(?f32, -21550000, ?f31)"/>
              <draw:equation draw:name="f34" draw:formula="?f0 + ?f33"/>
              <draw:equation draw:name="f35" draw:formula="?f0 + ?f2"/>
              <draw:equation draw:name="f36" draw:formula="?f35 * ?f10 / ?f1"/>
              <draw:equation draw:name="f37" draw:formula="0 - ?f36"/>
              <draw:equation draw:name="f38" draw:formula="cos(?f37)"/>
              <draw:equation draw:name="f39" draw:formula="0 - ?f38"/>
              <draw:equation draw:name="f40" draw:formula="?f39 * ?f27"/>
              <draw:equation draw:name="f41" draw:formula="sin(?f37)"/>
              <draw:equation draw:name="f42" draw:formula="0 - ?f41"/>
              <draw:equation draw:name="f43" draw:formula="?f42 * ?f27"/>
              <draw:equation draw:name="f44" draw:formula="sqrt(?f40 * ?f40 + ?f43 * ?f43 + 0 * 0)"/>
              <draw:equation draw:name="f45" draw:formula="?f27 * ?f27 / ?f44"/>
              <draw:equation draw:name="f46" draw:formula="?f42 * ?f45"/>
              <draw:equation draw:name="f47" draw:formula="?f25 - ?f46"/>
              <draw:equation draw:name="f48" draw:formula="?f39 * ?f45"/>
              <draw:equation draw:name="f49" draw:formula="?f11 - ?f48"/>
              <draw:equation draw:name="f50" draw:formula="?f47 - ?f27"/>
              <draw:equation draw:name="f51" draw:formula="?f49 - ?f27"/>
              <draw:equation draw:name="f52" draw:formula="?f47 + ?f27"/>
              <draw:equation draw:name="f53" draw:formula="?f49 + ?f27"/>
              <draw:equation draw:name="f54" draw:formula="?f34 + ?f2"/>
              <draw:equation draw:name="f55" draw:formula="?f54 * ?f10 / ?f1"/>
              <draw:equation draw:name="f56" draw:formula="0 - ?f55"/>
              <draw:equation draw:name="f57" draw:formula="cos(?f56)"/>
              <draw:equation draw:name="f58" draw:formula="0 - ?f57"/>
              <draw:equation draw:name="f59" draw:formula="?f58 * ?f27"/>
              <draw:equation draw:name="f60" draw:formula="sin(?f56)"/>
              <draw:equation draw:name="f61" draw:formula="0 - ?f60"/>
              <draw:equation draw:name="f62" draw:formula="?f61 * ?f27"/>
              <draw:equation draw:name="f63" draw:formula="sqrt(?f59 * ?f59 + ?f62 * ?f62 + 0 * 0)"/>
              <draw:equation draw:name="f64" draw:formula="?f27 * ?f27 / ?f63"/>
              <draw:equation draw:name="f65" draw:formula="?f61 * ?f64"/>
              <draw:equation draw:name="f66" draw:formula="?f47 + ?f65"/>
              <draw:equation draw:name="f67" draw:formula="?f58 * ?f64"/>
              <draw:equation draw:name="f68" draw:formula="?f49 + ?f67"/>
              <draw:equation draw:name="f69" draw:formula="if(?f33, ?f25, ?f50)"/>
              <draw:equation draw:name="f70" draw:formula="if(?f33, ?f11, ?f51)"/>
              <draw:equation draw:name="f71" draw:formula="if(?f33, ?f25, ?f52)"/>
              <draw:equation draw:name="f72" draw:formula="if(?f33, ?f11, ?f53)"/>
              <draw:equation draw:name="f73" draw:formula="if(?f33, ?f50, ?f66)"/>
              <draw:equation draw:name="f74" draw:formula="if(?f33, ?f51, ?f68)"/>
              <draw:equation draw:name="f75" draw:formula="if(?f33, ?f52, ?f66)"/>
              <draw:equation draw:name="f76" draw:formula="if(?f33, ?f53, ?f68)"/>
            </draw:enhanced-geometry>
          </draw:custom-shape>
          <draw:custom-shape svg:x="8.76712in" svg:y="2.73973in" svg:width="2.50685in" svg:height="2.87671in" draw:id="id65" draw:style-name="a362" draw:name="弧形 4">
            <svg:title/>
            <svg:desc/>
            <text:p text:style-name="a361" text:class-names="" text:cond-style-name=""><text:span text:style-name="a360" text:class-names=""/></text:p>
  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47 ?f46 Z N F M ?f121 ?f122 A ?f165 ?f166 ?f167 ?f168 ?f121 ?f122 ?f162 ?f164  W ?f169 ?f170 ?f171 ?f172 ?f121 ?f122 ?f162 ?f164 N" draw:text-areas="?f131 ?f132 ?f129 ?f130" draw:glue-points="?f121 ?f122 ?f47 ?f46 ?f123 ?f124" draw:glue-point-leaving-directions="-270, -225, -180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70"/>
              <draw:equation draw:name="f15" draw:formula="0 - ?f11"/>
              <draw:equation draw:name="f16" draw:formula="0 - ?f14"/>
              <draw:equation draw:name="f17" draw:formula="?f15 * ?f1"/>
              <draw:equation draw:name="f18" draw:formula="?f16 * ?f1"/>
              <draw:equation draw:name="f19" draw:formula="?f8 / 21600"/>
              <draw:equation draw:name="f20" draw:formula="?f7 / 21600"/>
              <draw:equation draw:name="f21" draw:formula="21600 * ?f8"/>
              <draw:equation draw:name="f22" draw:formula="21600 * ?f7"/>
              <draw:equation draw:name="f23" draw:formula="?f17 / ?f11"/>
              <draw:equation draw:name="f24" draw:formula="?f18 / ?f11"/>
              <draw:equation draw:name="f25" draw:formula="min(?f20, ?f19)"/>
              <draw:equation draw:name="f26" draw:formula="?f21 / ?f9"/>
              <draw:equation draw:name="f27" draw:formula="?f22 / ?f9"/>
              <draw:equation draw:name="f28" draw:formula="?f23 - ?f2"/>
              <draw:equation draw:name="f29" draw:formula="?f24 - ?f2"/>
              <draw:equation draw:name="f30" draw:formula="0 - ?f28"/>
              <draw:equation draw:name="f31" draw:formula="0 - ?f29"/>
              <draw:equation draw:name="f32" draw:formula="?f27 - ?f12"/>
              <draw:equation draw:name="f33" draw:formula="?f26 - ?f12"/>
              <draw:equation draw:name="f34" draw:formula="?f32 / 2"/>
              <draw:equation draw:name="f35" draw:formula="?f33 / 2"/>
              <draw:equation draw:name="f36" draw:formula="?f31 - ?f30"/>
              <draw:equation draw:name="f37" draw:formula="?f30 + ?f2"/>
              <draw:equation draw:name="f38" draw:formula="?f31 + ?f2"/>
              <draw:equation draw:name="f39" draw:formula="21600000 - ?f30"/>
              <draw:equation draw:name="f40" draw:formula="?f2 - ?f30"/>
              <draw:equation draw:name="f41" draw:formula="27000000 - ?f30"/>
              <draw:equation draw:name="f42" draw:formula="?f1 - ?f30"/>
              <draw:equation draw:name="f43" draw:formula="32400000 - ?f30"/>
              <draw:equation draw:name="f44" draw:formula="?f0 - ?f30"/>
              <draw:equation draw:name="f45" draw:formula="37800000 - ?f30"/>
              <draw:equation draw:name="f46" draw:formula="?f12 + ?f34"/>
              <draw:equation draw:name="f47" draw:formula="?f12 + ?f35"/>
              <draw:equation draw:name="f48" draw:formula="?f36 + 21600000"/>
              <draw:equation draw:name="f49" draw:formula="if(?f40, ?f40, ?f41)"/>
              <draw:equation draw:name="f50" draw:formula="if(?f42, ?f42, ?f43)"/>
              <draw:equation draw:name="f51" draw:formula="if(?f44, ?f44, ?f45)"/>
              <draw:equation draw:name="f52" draw:formula="?f35 * ?f25"/>
              <draw:equation draw:name="f53" draw:formula="?f34 * ?f25"/>
              <draw:equation draw:name="f54" draw:formula="if(?f36, ?f36, ?f48)"/>
              <draw:equation draw:name="f55" draw:formula="?f54 - ?f39"/>
              <draw:equation draw:name="f56" draw:formula="?f54 - ?f49"/>
              <draw:equation draw:name="f57" draw:formula="?f54 - ?f50"/>
              <draw:equation draw:name="f58" draw:formula="?f54 - ?f51"/>
              <draw:equation draw:name="f59" draw:formula="?f37 * ?f10 / ?f1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"/>
              <draw:equation draw:name="f64" draw:formula="sin(?f60)"/>
              <draw:equation draw:name="f65" draw:formula="0 - ?f64"/>
              <draw:equation draw:name="f66" draw:formula="?f65"/>
              <draw:equation draw:name="f67" draw:formula="?f38 * ?f10 / ?f1"/>
              <draw:equation draw:name="f68" draw:formula="0 - ?f67"/>
              <draw:equation draw:name="f69" draw:formula="cos(?f68)"/>
              <draw:equation draw:name="f70" draw:formula="0 - ?f69"/>
              <draw:equation draw:name="f71" draw:formula="?f70"/>
              <draw:equation draw:name="f72" draw:formula="sin(?f68)"/>
              <draw:equation draw:name="f73" draw:formula="0 - ?f72"/>
              <draw:equation draw:name="f74" draw:formula="?f73"/>
              <draw:equation draw:name="f75" draw:formula="?f63 * ?f35"/>
              <draw:equation draw:name="f76" draw:formula="?f66 * ?f34"/>
              <draw:equation draw:name="f77" draw:formula="?f71 * ?f35"/>
              <draw:equation draw:name="f78" draw:formula="?f74 * ?f34"/>
              <draw:equation draw:name="f79" draw:formula="0 - ?f76"/>
              <draw:equation draw:name="f80" draw:formula="0 - ?f75"/>
              <draw:equation draw:name="f81" draw:formula="0 - ?f78"/>
              <draw:equation draw:name="f82" draw:formula="0 - ?f77"/>
              <draw:equation draw:name="f83" draw:formula="atan2(?f79, ?f80)"/>
              <draw:equation draw:name="f84" draw:formula="0 - ?f83"/>
              <draw:equation draw:name="f85" draw:formula="?f84 * ?f1 / ?f10"/>
              <draw:equation draw:name="f86" draw:formula="?f85 - ?f2"/>
              <draw:equation draw:name="f87" draw:formula="atan2(?f81, ?f82)"/>
              <draw:equation draw:name="f88" draw:formula="0 - ?f87"/>
              <draw:equation draw:name="f89" draw:formula="?f88 * ?f1 / ?f10"/>
              <draw:equation draw:name="f90" draw:formula="?f89 - ?f2"/>
              <draw:equation draw:name="f91" draw:formula="?f86 + ?f2"/>
              <draw:equation draw:name="f92" draw:formula="?f91 * ?f10 / ?f1"/>
              <draw:equation draw:name="f93" draw:formula="0 - ?f92"/>
              <draw:equation draw:name="f94" draw:formula="sin(?f93)"/>
              <draw:equation draw:name="f95" draw:formula="0 - ?f94"/>
              <draw:equation draw:name="f96" draw:formula="?f95"/>
              <draw:equation draw:name="f97" draw:formula="cos(?f93)"/>
              <draw:equation draw:name="f98" draw:formula="0 - ?f97"/>
              <draw:equation draw:name="f99" draw:formula="?f98"/>
              <draw:equation draw:name="f100" draw:formula="?f90 + ?f2"/>
              <draw:equation draw:name="f101" draw:formula="?f100 * ?f10 / ?f1"/>
              <draw:equation draw:name="f102" draw:formula="0 - ?f101"/>
              <draw:equation draw:name="f103" draw:formula="sin(?f102)"/>
              <draw:equation draw:name="f104" draw:formula="0 - ?f103"/>
              <draw:equation draw:name="f105" draw:formula="?f104"/>
              <draw:equation draw:name="f106" draw:formula="cos(?f102)"/>
              <draw:equation draw:name="f107" draw:formula="0 - ?f106"/>
              <draw:equation draw:name="f108" draw:formula="?f107"/>
              <draw:equation draw:name="f109" draw:formula="0 - ?f96"/>
              <draw:equation draw:name="f110" draw:formula="0 - ?f99"/>
              <draw:equation draw:name="f111" draw:formula="0 - ?f105"/>
              <draw:equation draw:name="f112" draw:formula="0 - ?f108"/>
              <draw:equation draw:name="f113" draw:formula="?f13 * ?f109"/>
              <draw:equation draw:name="f114" draw:formula="?f13 * ?f110"/>
              <draw:equation draw:name="f115" draw:formula="?f13 * ?f111"/>
              <draw:equation draw:name="f116" draw:formula="?f13 * ?f112"/>
              <draw:equation draw:name="f117" draw:formula="?f113 * ?f35"/>
              <draw:equation draw:name="f118" draw:formula="?f114 * ?f34"/>
              <draw:equation draw:name="f119" draw:formula="?f115 * ?f35"/>
              <draw:equation draw:name="f120" draw:formula="?f116 * ?f34"/>
              <draw:equation draw:name="f121" draw:formula="?f47 + ?f117"/>
              <draw:equation draw:name="f122" draw:formula="?f46 + ?f118"/>
              <draw:equation draw:name="f123" draw:formula="?f47 + ?f119"/>
              <draw:equation draw:name="f124" draw:formula="?f46 + ?f120"/>
              <draw:equation draw:name="f125" draw:formula="max(?f121, ?f123)"/>
              <draw:equation draw:name="f126" draw:formula="max(?f122, ?f124)"/>
              <draw:equation draw:name="f127" draw:formula="min(?f121, ?f123)"/>
              <draw:equation draw:name="f128" draw:formula="min(?f122, ?f124)"/>
              <draw:equation draw:name="f129" draw:formula="if(?f55, ?f26, ?f125)"/>
              <draw:equation draw:name="f130" draw:formula="if(?f56, ?f27, ?f126)"/>
              <draw:equation draw:name="f131" draw:formula="if(?f57, ?f12, ?f127)"/>
              <draw:equation draw:name="f132" draw:formula="if(?f58, ?f12, ?f128)"/>
              <draw:equation draw:name="f133" draw:formula="21550000 - ?f54"/>
              <draw:equation draw:name="f134" draw:formula="if(?f133, ?f54, 21550000)"/>
              <draw:equation draw:name="f135" draw:formula="-21550000 - ?f134"/>
              <draw:equation draw:name="f136" draw:formula="if(?f135, -21550000, ?f134)"/>
              <draw:equation draw:name="f137" draw:formula="?f30 + ?f136"/>
              <draw:equation draw:name="f138" draw:formula="?f62 * ?f52"/>
              <draw:equation draw:name="f139" draw:formula="?f65 * ?f53"/>
              <draw:equation draw:name="f140" draw:formula="sqrt(?f138 * ?f138 + ?f139 * ?f139 + 0 * 0)"/>
              <draw:equation draw:name="f141" draw:formula="?f52 * ?f53 / ?f140"/>
              <draw:equation draw:name="f142" draw:formula="?f65 * ?f141"/>
              <draw:equation draw:name="f143" draw:formula="?f121 - ?f142"/>
              <draw:equation draw:name="f144" draw:formula="?f62 * ?f141"/>
              <draw:equation draw:name="f145" draw:formula="?f122 - ?f144"/>
              <draw:equation draw:name="f146" draw:formula="?f143 - ?f52"/>
              <draw:equation draw:name="f147" draw:formula="?f145 - ?f53"/>
              <draw:equation draw:name="f148" draw:formula="?f143 + ?f52"/>
              <draw:equation draw:name="f149" draw:formula="?f145 + ?f53"/>
              <draw:equation draw:name="f150" draw:formula="?f137 + ?f2"/>
              <draw:equation draw:name="f151" draw:formula="?f150 * ?f10 / ?f1"/>
              <draw:equation draw:name="f152" draw:formula="0 - ?f151"/>
              <draw:equation draw:name="f153" draw:formula="cos(?f152)"/>
              <draw:equation draw:name="f154" draw:formula="0 - ?f153"/>
              <draw:equation draw:name="f155" draw:formula="?f154 * ?f52"/>
              <draw:equation draw:name="f156" draw:formula="sin(?f152)"/>
              <draw:equation draw:name="f157" draw:formula="0 - ?f156"/>
              <draw:equation draw:name="f158" draw:formula="?f157 * ?f53"/>
              <draw:equation draw:name="f159" draw:formula="sqrt(?f155 * ?f155 + ?f158 * ?f158 + 0 * 0)"/>
              <draw:equation draw:name="f160" draw:formula="?f52 * ?f53 / ?f159"/>
              <draw:equation draw:name="f161" draw:formula="?f157 * ?f160"/>
              <draw:equation draw:name="f162" draw:formula="?f143 + ?f161"/>
              <draw:equation draw:name="f163" draw:formula="?f154 * ?f160"/>
              <draw:equation draw:name="f164" draw:formula="?f145 + ?f163"/>
              <draw:equation draw:name="f165" draw:formula="if(?f136, ?f121, ?f146)"/>
              <draw:equation draw:name="f166" draw:formula="if(?f136, ?f122, ?f147)"/>
              <draw:equation draw:name="f167" draw:formula="if(?f136, ?f121, ?f148)"/>
              <draw:equation draw:name="f168" draw:formula="if(?f136, ?f122, ?f149)"/>
              <draw:equation draw:name="f169" draw:formula="if(?f136, ?f146, ?f162)"/>
              <draw:equation draw:name="f170" draw:formula="if(?f136, ?f147, ?f164)"/>
              <draw:equation draw:name="f171" draw:formula="if(?f136, ?f148, ?f162)"/>
              <draw:equation draw:name="f172" draw:formula="if(?f136, ?f149, ?f164)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8/2021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标题幻灯片" style:page-layout-name="pageLayout1" draw:style-name="a32">
      <draw:frame draw:id="id5" presentation:style-name="a36" draw:name="标题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单击此处编辑母版标题样式</text:span><text:span text:style-name="a34" text:class-names=""/></text:p>
        </draw:text-box>
        <svg:title/>
        <svg:desc/>
      </draw:frame>
      <draw:frame draw:id="id6" presentation:style-name="a40" draw:name="副标题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单击以编辑母版副标题样式</text:span><text:span text:style-name="a38" text:class-names=""/></text:p>
        </draw:text-box>
        <svg:title/>
        <svg:desc/>
      </draw:frame>
      <draw:frame draw:id="id7" presentation:style-name="a44" draw:name="日期占位符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4/8/2021</text:date></text:span></text:p>
        </draw:text-box>
        <svg:title/>
        <svg:desc/>
      </draw:frame>
      <draw:frame draw:id="id8" presentation:style-name="a47" draw:name="页脚占位符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灯片编号占位符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标题和内容" style:page-layout-name="pageLayout1" draw:style-name="a51">
      <draw:frame draw:id="id10" presentation:style-name="a55" draw:name="标题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单击此处编辑母版标题样式</text:span><text:span text:style-name="a53" text:class-names=""/></text:p>
        </draw:text-box>
        <svg:title/>
        <svg:desc/>
      </draw:frame>
      <draw:frame draw:id="id11" presentation:style-name="a72" draw:name="内容占位符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编辑母版文本样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级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级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级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占位符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4/8/2021</text:date></text:span></text:p>
        </draw:text-box>
        <svg:title/>
        <svg:desc/>
      </draw:frame>
      <draw:frame draw:id="id13" presentation:style-name="a79" draw:name="页脚占位符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节标题" style:page-layout-name="pageLayout1" draw:style-name="a83">
      <draw:frame draw:id="id15" presentation:style-name="a87" draw:name="标题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6" presentation:style-name="a91" draw:name="文本占位符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编辑母版文本样式</text:span></text:p>
            </text:list-item>
          </text:list>
        </draw:text-box>
        <svg:title/>
        <svg:desc/>
      </draw:frame>
      <draw:frame draw:id="id17" presentation:style-name="a95" draw:name="日期占位符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4/8/2021</text:date></text:span></text:p>
        </draw:text-box>
        <svg:title/>
        <svg:desc/>
      </draw:frame>
      <draw:frame draw:id="id18" presentation:style-name="a98" draw:name="页脚占位符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灯片编号占位符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02">
      <draw:frame draw:id="id20" presentation:style-name="a106" draw:name="标题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单击此处编辑母版标题样式</text:span><text:span text:style-name="a104" text:class-names=""/></text:p>
        </draw:text-box>
        <svg:title/>
        <svg:desc/>
      </draw:frame>
      <draw:frame draw:id="id21" presentation:style-name="a123" draw:name="内容占位符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编辑母版文本样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级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级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级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内容占位符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编辑母版文本样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级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级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级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占位符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4/8/2021</text:date></text:span></text:p>
        </draw:text-box>
        <svg:title/>
        <svg:desc/>
      </draw:frame>
      <draw:frame draw:id="id24" presentation:style-name="a147" draw:name="页脚占位符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灯片编号占位符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较" style:page-layout-name="pageLayout1" draw:style-name="a151">
      <draw:frame draw:id="id26" presentation:style-name="a155" draw:name="标题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单击此处编辑母版标题样式</text:span><text:span text:style-name="a153" text:class-names=""/></text:p>
        </draw:text-box>
        <svg:title/>
        <svg:desc/>
      </draw:frame>
      <draw:frame draw:id="id27" presentation:style-name="a159" draw:name="文本占位符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编辑母版文本样式</text:span></text:p>
            </text:list-item>
          </text:list>
        </draw:text-box>
        <svg:title/>
        <svg:desc/>
      </draw:frame>
      <draw:frame draw:id="id28" presentation:style-name="a176" draw:name="内容占位符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编辑母版文本样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级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级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级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本占位符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编辑母版文本样式</text:span></text:p>
            </text:list-item>
          </text:list>
        </draw:text-box>
        <svg:title/>
        <svg:desc/>
      </draw:frame>
      <draw:frame draw:id="id30" presentation:style-name="a197" draw:name="内容占位符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级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级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级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占位符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4/8/2021</text:date></text:span></text:p>
        </draw:text-box>
        <svg:title/>
        <svg:desc/>
      </draw:frame>
      <draw:frame draw:id="id32" presentation:style-name="a204" draw:name="页脚占位符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灯片编号占位符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208">
      <draw:frame draw:id="id34" presentation:style-name="a212" draw:name="标题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单击此处编辑母版标题样式</text:span><text:span text:style-name="a210" text:class-names=""/></text:p>
        </draw:text-box>
        <svg:title/>
        <svg:desc/>
      </draw:frame>
      <draw:frame draw:id="id35" presentation:style-name="a216" draw:name="日期占位符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4/8/2021</text:date></text:span></text:p>
        </draw:text-box>
        <svg:title/>
        <svg:desc/>
      </draw:frame>
      <draw:frame draw:id="id36" presentation:style-name="a219" draw:name="页脚占位符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灯片编号占位符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占位符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4/8/2021</text:date></text:span></text:p>
        </draw:text-box>
        <svg:title/>
        <svg:desc/>
      </draw:frame>
      <draw:frame draw:id="id39" presentation:style-name="a230" draw:name="页脚占位符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灯片编号占位符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234">
      <draw:frame draw:id="id41" presentation:style-name="a238" draw:name="标题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42" presentation:style-name="a255" draw:name="内容占位符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本占位符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</draw:text-box>
        <svg:title/>
        <svg:desc/>
      </draw:frame>
      <draw:frame draw:id="id44" presentation:style-name="a263" draw:name="日期占位符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4/8/2021</text:date></text:span></text:p>
        </draw:text-box>
        <svg:title/>
        <svg:desc/>
      </draw:frame>
      <draw:frame draw:id="id45" presentation:style-name="a266" draw:name="页脚占位符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灯片编号占位符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270">
      <draw:frame draw:id="id47" presentation:style-name="a274" draw:name="标题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单击此处编辑母版标题样式</text:span><text:span text:style-name="a272" text:class-names=""/></text:p>
        </draw:text-box>
        <svg:title/>
        <svg:desc/>
      </draw:frame>
      <draw:frame draw:id="id48" presentation:style-name="a277" draw:name="图片占位符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本占位符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编辑母版文本样式</text:span></text:p>
            </text:list-item>
          </text:list>
        </draw:text-box>
        <svg:title/>
        <svg:desc/>
      </draw:frame>
      <draw:frame draw:id="id50" presentation:style-name="a285" draw:name="日期占位符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4/8/2021</text:date></text:span></text:p>
        </draw:text-box>
        <svg:title/>
        <svg:desc/>
      </draw:frame>
      <draw:frame draw:id="id51" presentation:style-name="a288" draw:name="页脚占位符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灯片编号占位符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292">
      <draw:frame draw:id="id53" presentation:style-name="a296" draw:name="标题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单击此处编辑母版标题样式</text:span><text:span text:style-name="a294" text:class-names=""/></text:p>
        </draw:text-box>
        <svg:title/>
        <svg:desc/>
      </draw:frame>
      <draw:frame draw:id="id54" presentation:style-name="a313" draw:name="竖排文字占位符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编辑母版文本样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级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级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级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占位符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4/8/2021</text:date></text:span></text:p>
        </draw:text-box>
        <svg:title/>
        <svg:desc/>
      </draw:frame>
      <draw:frame draw:id="id56" presentation:style-name="a320" draw:name="页脚占位符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灯片编号占位符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324">
      <draw:frame draw:id="id58" presentation:style-name="a328" draw:name="竖排标题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单击此处编辑母版标题样式</text:span><text:span text:style-name="a326" text:class-names=""/></text:p>
        </draw:text-box>
        <svg:title/>
        <svg:desc/>
      </draw:frame>
      <draw:frame draw:id="id59" presentation:style-name="a345" draw:name="竖排文字占位符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级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占位符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4/8/2021</text:date></text:span></text:p>
        </draw:text-box>
        <svg:title/>
        <svg:desc/>
      </draw:frame>
      <draw:frame draw:id="id61" presentation:style-name="a352" draw:name="页脚占位符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灯片编号占位符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8T13:10:47Z</dc:date>
    <meta:template xlink:href="Organic" xlink:type="simple"/>
    <meta:editing-cycles>1</meta:editing-cycles>
    <meta:editing-duration>PT437S</meta:editing-duration>
    <meta:document-statistic meta:paragraph-count="0" meta:word-count="0"/>
  </office:meta>
</office:document-meta>
</file>